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b75" officeooo:paragraph-rsid="00090b75"/>
    </style:style>
    <style:style style:name="P2" style:family="paragraph" style:parent-style-name="Standard">
      <style:text-properties officeooo:rsid="00090b75" officeooo:paragraph-rsid="001024bc"/>
    </style:style>
    <style:style style:name="P3" style:family="paragraph" style:parent-style-name="Standard">
      <style:text-properties officeooo:rsid="00094ed9" officeooo:paragraph-rsid="00094ed9"/>
    </style:style>
    <style:style style:name="P4" style:family="paragraph" style:parent-style-name="Standard">
      <style:text-properties officeooo:paragraph-rsid="00090b75"/>
    </style:style>
    <style:style style:name="P5" style:family="paragraph" style:parent-style-name="Standard">
      <style:paragraph-properties fo:text-align="center" style:justify-single-word="false"/>
      <style:text-properties officeooo:paragraph-rsid="001024bc"/>
    </style:style>
    <style:style style:name="P6" style:family="paragraph" style:parent-style-name="Standard">
      <style:text-properties fo:font-style="normal" fo:font-weight="bold" officeooo:rsid="00090b75" officeooo:paragraph-rsid="001024bc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35777" officeooo:paragraph-rsid="00135777"/>
    </style:style>
    <style:style style:name="T1" style:family="text">
      <style:text-properties officeooo:rsid="00090b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90b75" style:font-style-asian="normal" style:font-weight-asian="bold" style:font-style-complex="normal" style:font-weight-complex="bold"/>
    </style:style>
    <style:style style:name="T5" style:family="text">
      <style:text-properties officeooo:rsid="000dfb47"/>
    </style:style>
    <style:style style:name="T6" style:family="text">
      <style:text-properties fo:font-variant="normal" fo:text-transform="none" fo:color="#29303b" style:font-name="Roboto" fo:font-size="11.25pt" fo:letter-spacing="normal"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line-break/><text:line-break/></text:span><text:span text:style-name="T6">Seção 1: Módulo 01 - Conceitos Básicos</text:span><text:span text:style-name="T4"><text:line-break/></text:span></text:p>
      <text:p text:style-name="P6"/>
      <text:p text:style-name="P2"><text:span text:style-name="T3"><text:line-break/>Ruby</text:span>: E uma linguagem de programação, interpretada, multparadigma (OO, Imperativa procedural, funcional), dinâmica, open sourcer com foco na simplicidade e na produtividade. Tem uma sintaxe elegante de leitura natural e fácil escrita.<text:line-break/><text:a xlink:type="simple" xlink:href="http://www.ruby-lang.org/pt/" text:style-name="Internet_20_link" text:visited-style-name="Visited_20_Internet_20_Link">www.ruby-lang.org/pt/</text:a><text:line-break/><text:line-break/><text:line-break/><text:span text:style-name="T2">Gems</text:span>: São bibliotecas ou conjuntos de arquivos Ruby <text:span text:style-name="T5">r</text:span>eutilizáveis, etiquetados com um nome e uma versão.</text:p>
      <text:p text:style-name="P1"><text:a xlink:type="simple" xlink:href="https://rubygems.org/" text:style-name="Internet_20_link" text:visited-style-name="Visited_20_Internet_20_Link">https://rubygems.org/</text:a></text:p>
      <text:p text:style-name="P1"><text:line-break/><text:line-break/><text:span text:style-name="T2">Ruby on Rails</text:span>: <text:span text:style-name="T5">É um framework de desenvolvimento de aplicações web escrito na linguagem Ruby. Ele foi projetado para tornar a programação web fácil ao tempo que faz suposições sobre o que o programador precisa para começar. </text:span></text:p>
      <text:p text:style-name="P1"/>
      <text:p text:style-name="P1"><text:a xlink:type="simple" xlink:href="https://rubyonrails.org/" text:style-name="Internet_20_link" text:visited-style-name="Visited_20_Internet_20_Link">https://rubyonrails.org</text:a></text:p>
      <text:p text:style-name="P1"/>
      <text:p text:style-name="P3"><text:span text:style-name="T2">Framework</text:span>: (arcabouço) , em desenvolvimento de software, é uma abstração que une códigos comuns entre vários projetos de software provendo uma funcionalidade genérica. Um framework pode atingir uma funcionalidade específica, por configuração, durante a programação de uma aplicação.</text:p>
      <text:p text:style-name="P1"/>
      <text:p text:style-name="P4"><text:span text:style-name="T1"><text:line-break/></text:span><text:line-break/></text:p>
      <text:p text:style-name="P7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9:40.733986795</meta:creation-date>
    <dc:date>2020-06-06T09:52:19.718560376</dc:date>
    <meta:editing-duration>PT3H46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34" meta:character-count="960" meta:non-whitespace-character-count="822"/>
  </office:meta>
</office:document-meta>
</file>